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" style:font-family-generic="roman"/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66f4d"/>
    </style:style>
    <style:style style:name="P2" style:family="paragraph" style:parent-style-name="Standard">
      <style:text-properties fo:language="en" fo:country="US" officeooo:rsid="0006c574" officeooo:paragraph-rsid="0006c574"/>
    </style:style>
    <style:style style:name="P3" style:family="paragraph" style:parent-style-name="Standard">
      <style:text-properties fo:language="en" fo:country="US" fo:font-weight="normal" officeooo:rsid="00066f4d" style:font-weight-asian="normal" style:font-weight-complex="normal"/>
    </style:style>
    <style:style style:name="P4" style:family="paragraph" style:parent-style-name="Standard">
      <style:text-properties fo:language="en" fo:country="US" fo:font-weight="normal" officeooo:rsid="0018541f" officeooo:paragraph-rsid="0018541f" style:font-weight-asian="normal" style:font-weight-complex="normal"/>
    </style:style>
    <style:style style:name="P5" style:family="paragraph" style:parent-style-name="Standard">
      <style:text-properties fo:language="en" fo:country="US" fo:font-weight="normal" officeooo:rsid="001354cc" officeooo:paragraph-rsid="0031ae83" style:font-weight-asian="normal" style:font-weight-complex="normal"/>
    </style:style>
    <style:style style:name="P6" style:family="paragraph" style:parent-style-name="Standard">
      <style:text-properties fo:language="en" fo:country="US" officeooo:rsid="000bd90d" officeooo:paragraph-rsid="000bd90d"/>
    </style:style>
    <style:style style:name="P7" style:family="paragraph" style:parent-style-name="Standard">
      <style:text-properties fo:language="en" fo:country="US" officeooo:rsid="00153633" officeooo:paragraph-rsid="00173548"/>
    </style:style>
    <style:style style:name="P8" style:family="paragraph" style:parent-style-name="Standard">
      <style:text-properties fo:language="en" fo:country="US" officeooo:rsid="00153633" officeooo:paragraph-rsid="001b6b29"/>
    </style:style>
    <style:style style:name="P9" style:family="paragraph" style:parent-style-name="Standard">
      <style:text-properties fo:language="en" fo:country="US" officeooo:rsid="00153633" officeooo:paragraph-rsid="003b7090"/>
    </style:style>
    <style:style style:name="P10" style:family="paragraph" style:parent-style-name="Standard">
      <style:text-properties fo:language="en" fo:country="US" officeooo:rsid="00153633" officeooo:paragraph-rsid="0047c0d3"/>
    </style:style>
    <style:style style:name="P11" style:family="paragraph" style:parent-style-name="Standard">
      <style:text-properties fo:language="en" fo:country="US" officeooo:rsid="00173548" officeooo:paragraph-rsid="00173548"/>
    </style:style>
    <style:style style:name="P12" style:family="paragraph" style:parent-style-name="Standard">
      <style:text-properties fo:language="en" fo:country="US" officeooo:rsid="0018541f" officeooo:paragraph-rsid="0018541f"/>
    </style:style>
    <style:style style:name="P13" style:family="paragraph" style:parent-style-name="Standard">
      <style:text-properties fo:language="en" fo:country="US" officeooo:rsid="003b7090" officeooo:paragraph-rsid="003b7090"/>
    </style:style>
    <style:style style:name="P14" style:family="paragraph" style:parent-style-name="Standard">
      <style:text-properties fo:language="en" fo:country="US" officeooo:rsid="003dda30" officeooo:paragraph-rsid="003dda30"/>
    </style:style>
    <style:style style:name="P15" style:family="paragraph" style:parent-style-name="Standard">
      <style:text-properties fo:language="en" fo:country="US" officeooo:rsid="0047c0d3" officeooo:paragraph-rsid="003dda30"/>
    </style:style>
    <style:style style:name="P16" style:family="paragraph" style:parent-style-name="Standard">
      <style:text-properties fo:language="en" fo:country="US" officeooo:rsid="0049c0ef" officeooo:paragraph-rsid="003b7090"/>
    </style:style>
    <style:style style:name="P17" style:family="paragraph" style:parent-style-name="Standard">
      <style:text-properties fo:language="en" fo:country="US" officeooo:rsid="0049c0ef" officeooo:paragraph-rsid="0049c0ef"/>
    </style:style>
    <style:style style:name="P18" style:family="paragraph" style:parent-style-name="Standard">
      <style:text-properties fo:language="en" fo:country="US" officeooo:rsid="0049c0ef" officeooo:paragraph-rsid="004b1331"/>
    </style:style>
    <style:style style:name="P19" style:family="paragraph" style:parent-style-name="Standard">
      <style:text-properties fo:language="en" fo:country="US" officeooo:rsid="004b1331" officeooo:paragraph-rsid="004b1331"/>
    </style:style>
    <style:style style:name="P20" style:family="paragraph" style:parent-style-name="Standard">
      <style:text-properties fo:language="en" fo:country="US" officeooo:rsid="004b1331" officeooo:paragraph-rsid="004ee58b"/>
    </style:style>
    <style:style style:name="P21" style:family="paragraph" style:parent-style-name="Standard">
      <style:text-properties fo:language="en" fo:country="US" officeooo:rsid="004ee58b" officeooo:paragraph-rsid="004cf9ee"/>
    </style:style>
    <style:style style:name="P22" style:family="paragraph" style:parent-style-name="Standard" style:master-page-name="Standard">
      <style:paragraph-properties style:page-number="auto"/>
      <style:text-properties fo:language="en" fo:country="US" fo:font-weight="bold" officeooo:rsid="004c23f6" officeooo:paragraph-rsid="0050b9d7" style:font-weight-asian="bold" style:font-weight-complex="bold"/>
    </style:style>
    <style:style style:name="P23" style:family="paragraph" style:parent-style-name="Standard">
      <style:text-properties fo:language="en" fo:country="US" officeooo:rsid="0050b9d7" officeooo:paragraph-rsid="0050b9d7"/>
    </style:style>
    <style:style style:name="P24" style:family="paragraph" style:parent-style-name="Standard">
      <style:text-properties fo:language="en" fo:country="US" officeooo:rsid="0049c0ef" officeooo:paragraph-rsid="00535238"/>
    </style:style>
    <style:style style:name="P25" style:family="paragraph" style:parent-style-name="Standard">
      <style:text-properties fo:language="en" fo:country="US" officeooo:rsid="004b1331" officeooo:paragraph-rsid="004b1331"/>
    </style:style>
    <style:style style:name="P26" style:family="paragraph" style:parent-style-name="Standard">
      <style:text-properties fo:language="en" fo:country="US" officeooo:rsid="004b1331" officeooo:paragraph-rsid="00538a4b"/>
    </style:style>
    <style:style style:name="T1" style:family="text">
      <style:text-properties officeooo:rsid="00173548"/>
    </style:style>
    <style:style style:name="T2" style:family="text">
      <style:text-properties officeooo:rsid="0018541f"/>
    </style:style>
    <style:style style:name="T3" style:family="text">
      <style:text-properties officeooo:rsid="001b6b29"/>
    </style:style>
    <style:style style:name="T4" style:family="text">
      <style:text-properties officeooo:rsid="00254399"/>
    </style:style>
    <style:style style:name="T5" style:family="text">
      <style:text-properties officeooo:rsid="0029722d"/>
    </style:style>
    <style:style style:name="T6" style:family="text">
      <style:text-properties officeooo:rsid="002e647c"/>
    </style:style>
    <style:style style:name="T7" style:family="text">
      <style:text-properties officeooo:rsid="0031ae83"/>
    </style:style>
    <style:style style:name="T8" style:family="text">
      <style:text-properties officeooo:rsid="0037a382"/>
    </style:style>
    <style:style style:name="T9" style:family="text">
      <style:text-properties officeooo:rsid="003a7aff"/>
    </style:style>
    <style:style style:name="T10" style:family="text">
      <style:text-properties officeooo:rsid="003d3a6b"/>
    </style:style>
    <style:style style:name="T11" style:family="text">
      <style:text-properties officeooo:rsid="0047c0d3"/>
    </style:style>
    <style:style style:name="T12" style:family="text">
      <style:text-properties officeooo:rsid="0049c0ef"/>
    </style:style>
    <style:style style:name="T13" style:family="text">
      <style:text-properties officeooo:rsid="0050b9d7"/>
    </style:style>
    <style:style style:name="T14" style:family="text">
      <style:text-properties officeooo:rsid="00521b76"/>
    </style:style>
    <style:style style:name="T15" style:family="text">
      <style:text-properties officeooo:rsid="00535238"/>
    </style:style>
    <style:style style:name="T16" style:family="text">
      <style:text-properties officeooo:rsid="00538a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3">Sinusoidal </text:span><text:span text:style-name="T14">m</text:span><text:span text:style-name="T13">odel</text:span></text:p>
      <text:p text:style-name="P4">[text for <text:span text:style-name="T13">Sinusoidal-Model</text:span><text:span text:style-name="T9">-</text:span><text:span text:style-name="T12">1</text:span>.odp]</text:p>
      <text:p text:style-name="P3"/>
      <text:p text:style-name="P5">Welcome <text:span text:style-name="T8">again</text:span> <text:span text:style-name="T7">to the </text:span><text:span text:style-name="T2">Audio Signal Processing for Music Applications course</text:span>!!</text:p>
      <text:p text:style-name="P1"/>
      <text:p text:style-name="P2">1.</text:p>
      <text:p text:style-name="P16"/>
      <text:p text:style-name="P9"/>
      <text:p text:style-name="P13">2.</text:p>
      <text:p text:style-name="P16"/>
      <text:p text:style-name="P13"/>
      <text:p text:style-name="P14">3.</text:p>
      <text:p text:style-name="P24"><text:span text:style-name="T15">DFT assumes periodicity, STFT too</text:span></text:p>
      <text:p text:style-name="P24"><text:span text:style-name="T15">Sinusoidal models assume further constraints, mainly smoothness of amplitude and frequency of sinusoids in time</text:span></text:p>
      <text:p text:style-name="P17"/>
      <text:p text:style-name="P17">...</text:p>
      <text:p text:style-name="P17"/>
      <text:p text:style-name="P17">4.</text:p>
      <text:p text:style-name="P17"/>
      <text:p text:style-name="P17"/>
      <text:p text:style-name="P17">...</text:p>
      <text:p text:style-name="P17"/>
      <text:p text:style-name="P17">5.</text:p>
      <text:p text:style-name="P19"/>
      <text:p text:style-name="P19">…..</text:p>
      <text:p text:style-name="P18"><text:s/></text:p>
      <text:p text:style-name="P19">6.</text:p>
      <text:p text:style-name="P19"/>
      <text:p text:style-name="P19"/>
      <text:p text:style-name="P19">….</text:p>
      <text:p text:style-name="P19"/>
      <text:p text:style-name="P19">7.</text:p>
      <text:p text:style-name="P21"/>
      <text:p text:style-name="P20">…..</text:p>
      <text:p text:style-name="P19"/>
      <text:p text:style-name="P19">8.</text:p>
      <text:p text:style-name="P23"><text:s/>A peak is defined as a local maximum in the magnitude spectrum.</text:p>
      <text:p text:style-name="P23"><text:s/>Each peak location is accurate only to within half a sample.</text:p>
      <text:p text:style-name="P23"><text:s/>Zero-padding increases the number of DFT samples (bins) per Hz and thus increases the accuracy of peak detection.</text:p>
      <text:p text:style-name="P23"><text:s/>A better peak detection strategy is based on combining zero-padding with some spectral interpolation.</text:p>
      <text:p text:style-name="P19"/>
      <text:p text:style-name="P19">…...</text:p>
      <text:p text:style-name="P19"/>
      <text:p text:style-name="P19">9.</text:p>
      <text:p text:style-name="P19"/>
      <text:p text:style-name="P19"/>
      <text:p text:style-name="P19">10.</text:p>
      <text:p text:style-name="P19"/>
      <text:p text:style-name="P19">….</text:p>
      <text:p text:style-name="P19"><text:soft-page-break/></text:p>
      <text:p text:style-name="P19">11.</text:p>
      <text:p text:style-name="P19"/>
      <text:p text:style-name="P19">…...</text:p>
      <text:p text:style-name="P19"/>
      <text:p text:style-name="P26"><text:span text:style-name="T16">18.</text:span></text:p>
      <text:p text:style-name="P26"><text:span text:style-name="T16"/></text:p>
      <text:p text:style-name="P26"><text:span text:style-name="T16"/></text:p>
      <text:p text:style-name="P15"/>
      <text:p text:style-name="P10"><text:span text:style-name="T11">12</text:span>.</text:p>
      <text:p text:style-name="P7"><text:span text:style-name="T1">Most of the references </text:span><text:span text:style-name="T2">I used</text:span><text:span text:style-name="T1"> </text:span><text:span text:style-name="T10">to prepare this lecture </text:span><text:span text:style-name="T1">come</text:span><text:span text:style-name="T3"> </text:span><text:span text:style-name="T4">from </text:span><text:span text:style-name="T3">the </text:span><text:span text:style-name="T4">website of</text:span><text:span text:style-name="T3"> Julius Smith </text:span><text:span text:style-name="T6">on the Mathematics of the Discrete Fourier Transform</text:span><text:span text:style-name="T3">.</text:span></text:p>
      <text:p text:style-name="P11"/>
      <text:p text:style-name="P11"/>
      <text:p text:style-name="P12">---------------</text:p>
      <text:p text:style-name="P6"/>
      <text:p text:style-name="P8">This is all for this<text:span text:style-name="T1"> </text:span>class. We <text:span text:style-name="T1">have </text:span></text:p>
      <text:p text:style-name="P8"/>
      <text:p text:style-name="P8"/>
      <text:p text:style-name="P11">Thanks for you<text:span text:style-name="T5">r</text:span> attention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" svg:font-family="'Lucida Sans'" style:font-family-generic="roman"/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/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1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PF-master_7e_LT_7e_Gliederung_20_1" style:display-name="UPF-master~LT~Gliederung 1" style:family="paragraph" style:default-outline-level="">
      <style:paragraph-properties fo:margin-left="0in" fo:margin-right="0in" fo:margin-top="0in" fo:margin-bottom="0.1783in" style:contextual-spacing="false" fo:orphans="2" fo:widows="2" fo:text-indent="0in" style:auto-text-indent="false" style:writing-mode="lr-tb"/>
      <style:text-properties style:text-outline="false" style:text-line-through-style="none" style:font-name="Lucida Sans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Arial1" style:font-size-complex="12pt" style:text-emphasize="none"/>
    </style:style>
    <style:style style:name="UPF-master_7e_LT_7e_Gliederung_20_2" style:display-name="UPF-master~LT~Gliederung 2" style:family="paragraph" style:parent-style-name="UPF-master_7e_LT_7e_Gliederung_20_1" style:default-outline-level="">
      <style:paragraph-properties fo:margin-left="0in" fo:margin-right="0in" fo:margin-top="0in" fo:margin-bottom="0.1425in" style:contextual-spacing="false" fo:text-indent="0in" style:auto-text-indent="false"/>
      <style:text-properties style:text-outline="false" style:text-line-through-style="none" style:font-name="Lucida San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UPF-master_7e_LT_7e_Gliederung_20_3" style:display-name="UPF-master~LT~Gliederung 3" style:family="paragraph" style:parent-style-name="UPF-master_7e_LT_7e_Gliederung_20_2" style:default-outline-level="">
      <style:paragraph-properties fo:margin-left="0in" fo:margin-right="0in" fo:margin-top="0in" fo:margin-bottom="0.1071in" style:contextual-spacing="false" fo:text-indent="0in" style:auto-text-indent="false"/>
      <style:text-properties style:text-outline="false" style:text-line-through-style="none" style:font-name="Lucida San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UPF-master_7e_LT_7e_Gliederung_20_4" style:display-name="UPF-master~LT~Gliederung 4" style:family="paragraph" style:parent-style-name="UPF-master_7e_LT_7e_Gliederung_20_3" style:default-outline-level="">
      <style:paragraph-properties fo:margin-left="0in" fo:margin-right="0in" fo:margin-top="0in" fo:margin-bottom="0.0717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PF-master_7e_LT_7e_Gliederung_20_5" style:display-name="UPF-master~LT~Gliederung 5" style:family="paragraph" style:parent-style-name="UPF-master_7e_LT_7e_Gliederung_20_4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PF-master_7e_LT_7e_Gliederung_20_6" style:display-name="UPF-master~LT~Gliederung 6" style:family="paragraph" style:parent-style-name="UPF-master_7e_LT_7e_Gliederung_20_5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PF-master_7e_LT_7e_Gliederung_20_7" style:display-name="UPF-master~LT~Gliederung 7" style:family="paragraph" style:parent-style-name="UPF-master_7e_LT_7e_Gliederung_20_6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PF-master_7e_LT_7e_Gliederung_20_8" style:display-name="UPF-master~LT~Gliederung 8" style:family="paragraph" style:parent-style-name="UPF-master_7e_LT_7e_Gliederung_20_7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PF-master_7e_LT_7e_Gliederung_20_9" style:display-name="UPF-master~LT~Gliederung 9" style:family="paragraph" style:parent-style-name="UPF-master_7e_LT_7e_Gliederung_20_8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PF-master_7e_LT_7e_Titel" style:display-name="UPF-master~LT~Titel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font-name="Lucida Sans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Arial1" style:font-size-complex="12pt" style:text-emphasize="none"/>
    </style:style>
    <style:style style:name="UPF-master_7e_LT_7e_Untertitel" style:display-name="UPF-master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font-name="Lucida Sans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Arial1" style:font-size-complex="12pt" style:text-emphasize="none"/>
    </style:style>
    <style:style style:name="UPF-master_7e_LT_7e_Notizen" style:display-name="UPF-master~LT~Notizen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text-outline="false" style:text-line-through-style="none" style:font-name="Lucida Sans" fo:font-size="28pt" fo:font-style="normal" fo:text-shadow="none" style:text-underline-style="none" fo:font-weight="normal" style:letter-kerning="true" style:font-name-asian="Tahoma" style:font-size-asian="28pt" style:font-style-asian="normal" style:font-weight-asian="normal" style:font-name-complex="Arial1" style:font-size-complex="12pt" style:text-emphasize="none"/>
    </style:style>
    <style:style style:name="UPF-master_7e_LT_7e_Hintergrundobjekte" style:display-name="UPF-master~LT~Hintergrundobjekte" style:family="paragraph" style:default-outline-level="">
      <style:paragraph-properties fo:orphans="2" fo:widows="2" style:writing-mode="lr-tb"/>
      <style:text-properties style:font-name="Times New Roman" fo:font-size="12pt" style:letter-kerning="true" style:font-name-asian="Tahoma" style:font-size-asian="12pt" style:font-name-complex="Arial1" style:font-size-complex="12pt"/>
    </style:style>
    <style:style style:name="UPF-master_7e_LT_7e_Hintergrund" style:display-name="UPF-master~LT~Hintergrund" style:family="paragraph" style:default-outline-level="">
      <style:paragraph-properties fo:orphans="2" fo:widows="2" style:writing-mode="lr-tb"/>
      <style:text-properties style:font-name="Times New Roman" fo:font-size="12pt" style:letter-kerning="true" style:font-name-asian="Tahoma" style:font-size-asian="12pt" style:font-name-complex="Arial1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font-name="Lucida Sans" fo:font-size="18pt" style:letter-kerning="true" style:font-name-asian="Tahoma" style:font-size-asian="18pt" style:font-name-complex="Arial1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orphans="2" fo:widows="2" style:writing-mode="lr-tb"/>
      <style:text-properties style:font-name="Times New Roman" fo:font-size="12pt" style:letter-kerning="true" style:font-name-asian="Tahoma" style:font-size-asian="12pt" style:font-name-complex="Arial1" style:font-size-complex="12pt"/>
    </style:style>
    <style:style style:name="Background" style:family="paragraph" style:default-outline-level="">
      <style:paragraph-properties fo:orphans="2" fo:widows="2" style:writing-mode="lr-tb"/>
      <style:text-properties style:font-name="Times New Roman" fo:font-size="12pt" style:letter-kerning="true" style:font-name-asian="Tahoma" style:font-size-asian="12pt" style:font-name-complex="Arial1" style:font-size-complex="12pt"/>
    </style:style>
    <style:style style:name="Notes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text-outline="false" style:text-line-through-style="none" style:font-name="Lucida Sans" fo:font-size="28pt" fo:font-style="normal" fo:text-shadow="none" style:text-underline-style="none" fo:font-weight="normal" style:letter-kerning="true" style:font-name-asian="Tahoma" style:font-size-asian="28pt" style:font-style-asian="normal" style:font-weight-asian="normal" style:font-name-complex="Arial1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in" fo:margin-bottom="0.1783in" style:contextual-spacing="false" fo:orphans="2" fo:widows="2" fo:text-indent="0in" style:auto-text-indent="false" style:writing-mode="lr-tb"/>
      <style:text-properties style:text-outline="false" style:text-line-through-style="none" style:font-name="Lucida Sans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Arial1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in" fo:margin-bottom="0.1425in" style:contextual-spacing="false" fo:text-indent="0in" style:auto-text-indent="false"/>
      <style:text-properties style:text-outline="false" style:text-line-through-style="none" style:font-name="Lucida San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in" fo:margin-bottom="0.1071in" style:contextual-spacing="false" fo:text-indent="0in" style:auto-text-indent="false"/>
      <style:text-properties style:text-outline="false" style:text-line-through-style="none" style:font-name="Lucida San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in" fo:margin-bottom="0.0717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serra</meta:initial-creator>
    <meta:creation-date>2014-02-03T18:13:40</meta:creation-date>
    <dc:date>2014-02-13T11:20:36</dc:date>
    <dc:creator>xavier serra</dc:creator>
    <meta:editing-duration>PT20H27M8S</meta:editing-duration>
    <meta:editing-cycles>37</meta:editing-cycles>
    <meta:generator>LibreOffice/4.0.6.2$MacOSX_x86 LibreOffice_project/2e2573268451a50806fcd60ae2d9fe01dd0ce24</meta:generator>
    <meta:document-statistic meta:table-count="0" meta:image-count="0" meta:object-count="0" meta:page-count="2" meta:paragraph-count="35" meta:word-count="150" meta:character-count="888" meta:non-whitespace-character-count="766"/>
  </office:meta>
</office:document-meta>
</file>